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200"/>
    </style:style>
    <style:style style:name="ce4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6.82625cm"/>
    </style:style>
    <style:style style:name="co12" style:family="table-column">
      <style:table-column-properties fo:break-before="auto" style:column-width="4.44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5.476875cm"/>
    </style:style>
    <style:style style:name="co15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number-columns-repeated="3" table:default-cell-style-name="ce2"/>
        <table:table-column table:style-name="co14" table:default-cell-style-name="ce1"/>
        <table:table-column table:style-name="co15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1  14:00:00" table:formula="of:=COM.MICROSOFT.CONCAT([.C2];[.D2];[.E2])" table:style-name="ce1">
            <text:p>2023-04-11 <text:s/>14:00:00</text:p>
          </table:table-cell>
          <table:table-cell office:value-type="string" office:string-value="2023-04-11  16:00:00" table:formula="of:=COM.MICROSOFT.CONCAT([.C2];[.D2];[.F2])" table:style-name="ce1">
            <text:p>2023-04-11 <text:s/>16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2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1  14:00:00" table:formula="of:=COM.MICROSOFT.CONCAT([.C3];[.D3];[.E3])" table:style-name="ce1">
            <text:p>2023-04-11 <text:s/>14:00:00</text:p>
          </table:table-cell>
          <table:table-cell office:value-type="string" office:string-value="2023-04-11  16:00:00" table:formula="of:=COM.MICROSOFT.CONCAT([.C3];[.D3];[.F3])" table:style-name="ce1">
            <text:p>2023-04-11 <text:s/>16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2  14:00:00" table:formula="of:=COM.MICROSOFT.CONCAT([.C4];[.D4];[.E4])" table:style-name="ce1">
            <text:p>2023-04-12 <text:s/>14:00:00</text:p>
          </table:table-cell>
          <table:table-cell office:value-type="string" office:string-value="2023-04-12  16:00:00" table:formula="of:=COM.MICROSOFT.CONCAT([.C4];[.D4];[.F4])" table:style-name="ce1">
            <text:p>2023-04-12 <text:s/>16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2  14:00:00" table:formula="of:=COM.MICROSOFT.CONCAT([.C5];[.D5];[.E5])" table:style-name="ce1">
            <text:p>2023-04-12 <text:s/>14:00:00</text:p>
          </table:table-cell>
          <table:table-cell office:value-type="string" office:string-value="2023-04-12  16:00:00" table:formula="of:=COM.MICROSOFT.CONCAT([.C5];[.D5];[.F5])" table:style-name="ce1">
            <text:p>2023-04-12 <text:s/>16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3  14:00:00" table:formula="of:=COM.MICROSOFT.CONCAT([.C6];[.D6];[.E6])" table:style-name="ce1">
            <text:p>2023-04-13 <text:s/>14:00:00</text:p>
          </table:table-cell>
          <table:table-cell office:value-type="string" office:string-value="2023-04-13  16:00:00" table:formula="of:=COM.MICROSOFT.CONCAT([.C6];[.D6];[.F6])" table:style-name="ce1">
            <text:p>2023-04-13 <text:s/>16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2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3  14:00:00" table:formula="of:=COM.MICROSOFT.CONCAT([.C7];[.D7];[.E7])" table:style-name="ce1">
            <text:p>2023-04-13 <text:s/>14:00:00</text:p>
          </table:table-cell>
          <table:table-cell office:value-type="string" office:string-value="2023-04-13  16:00:00" table:formula="of:=COM.MICROSOFT.CONCAT([.C7];[.D7];[.F7])" table:style-name="ce1">
            <text:p>2023-04-13 <text:s/>16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6:00:00</text:p>
          </table:table-cell>
          <table:table-cell office:value-type="string" table:style-name="ce2">
            <text:p>08:00:00</text:p>
          </table:table-cell>
          <table:table-cell office:value-type="string" office:string-value="2023-04-15  06:00:00" table:formula="of:=COM.MICROSOFT.CONCAT([.C8];[.D8];[.E8])" table:style-name="ce1">
            <text:p>2023-04-15 <text:s/>06:00:00</text:p>
          </table:table-cell>
          <table:table-cell office:value-type="string" office:string-value="2023-04-15  08:00:00" table:formula="of:=COM.MICROSOFT.CONCAT([.C8];[.D8];[.F8])" table:style-name="ce1">
            <text:p>2023-04-15 <text:s/>08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4-15  09:00:00" table:formula="of:=COM.MICROSOFT.CONCAT([.C9];[.D9];[.E9])" table:style-name="ce1">
            <text:p>2023-04-15 <text:s/>09:00:00</text:p>
          </table:table-cell>
          <table:table-cell office:value-type="string" office:string-value="2023-04-15  11:00:00" table:formula="of:=COM.MICROSOFT.CONCAT([.C9];[.D9];[.F9])" table:style-name="ce1">
            <text:p>2023-04-15 <text:s/>11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4-15  11:30:00" table:formula="of:=COM.MICROSOFT.CONCAT([.C10];[.D10];[.E10])" table:style-name="ce1">
            <text:p>2023-04-15 <text:s/>11:30:00</text:p>
          </table:table-cell>
          <table:table-cell office:value-type="string" office:string-value="2023-04-15  13:30:00" table:formula="of:=COM.MICROSOFT.CONCAT([.C10];[.D10];[.F10])" table:style-name="ce1">
            <text:p>2023-04-15 <text:s/>1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N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15:00</text:p>
          </table:table-cell>
          <table:table-cell office:value-type="string" table:style-name="ce2">
            <text:p>11:15:00</text:p>
          </table:table-cell>
          <table:table-cell office:value-type="string" office:string-value="2023-04-16  09:15:00" table:formula="of:=COM.MICROSOFT.CONCAT([.C11];[.D11];[.E11])" table:style-name="ce1">
            <text:p>2023-04-16 <text:s/>09:15:00</text:p>
          </table:table-cell>
          <table:table-cell office:value-type="string" office:string-value="2023-04-16  11:15:00" table:formula="of:=COM.MICROSOFT.CONCAT([.C11];[.D11];[.F11])" table:style-name="ce1">
            <text:p>2023-04-16 <text:s/>11:15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OLPERU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0:00</text:p>
          </table:table-cell>
          <table:table-cell office:value-type="string" table:style-name="ce2">
            <text:p>18:00:00</text:p>
          </table:table-cell>
          <table:table-cell office:value-type="string" office:string-value="2023-04-16  16:00:00" table:formula="of:=COM.MICROSOFT.CONCAT([.C12];[.D12];[.E12])" table:style-name="ce1">
            <text:p>2023-04-16 <text:s/>16:00:00</text:p>
          </table:table-cell>
          <table:table-cell office:value-type="string" office:string-value="2023-04-16  18:00:00" table:formula="of:=COM.MICROSOFT.CONCAT([.C12];[.D12];[.F12])" table:style-name="ce1">
            <text:p>2023-04-16 <text:s/>18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OLPERU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4-16  19:00:00" table:formula="of:=COM.MICROSOFT.CONCAT([.C13];[.D13];[.E13])" table:style-name="ce1">
            <text:p>2023-04-16 <text:s/>19:00:00</text:p>
          </table:table-cell>
          <table:table-cell office:value-type="string" office:string-value="2023-04-16  21:00:00" table:formula="of:=COM.MICROSOFT.CONCAT([.C13];[.D13];[.F13])" table:style-name="ce1">
            <text:p>2023-04-16 <text:s/>21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10  05:00:00" table:formula="of:=COM.MICROSOFT.CONCAT([.C14];[.D14];[.E14])" table:style-name="ce1">
            <text:p>2023-04-10 <text:s/>05:00:00</text:p>
          </table:table-cell>
          <table:table-cell office:value-type="string" office:string-value="2023-04-10  09:30:00" table:formula="of:=COM.MICROSOFT.CONCAT([.C14];[.D14];[.F14])" table:style-name="ce1">
            <text:p>2023-04-10 <text:s/>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4-11  09:30:00" table:formula="of:=COM.MICROSOFT.CONCAT([.C15];[.D15];[.E15])" table:style-name="ce1">
            <text:p>2023-04-11 <text:s/>09:30:00</text:p>
          </table:table-cell>
          <table:table-cell office:value-type="string" office:string-value="2023-04-11  11:00:00" table:formula="of:=COM.MICROSOFT.CONCAT([.C15];[.D15];[.F15])" table:style-name="ce1">
            <text:p>2023-04-11 <text:s/>11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4-12  09:30:00" table:formula="of:=COM.MICROSOFT.CONCAT([.C16];[.D16];[.E16])" table:style-name="ce1">
            <text:p>2023-04-12 <text:s/>09:30:00</text:p>
          </table:table-cell>
          <table:table-cell office:value-type="string" office:string-value="2023-04-12  11:00:00" table:formula="of:=COM.MICROSOFT.CONCAT([.C16];[.D16];[.F16])" table:style-name="ce1">
            <text:p>2023-04-12 <text:s/>1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4-13  09:30:00" table:formula="of:=COM.MICROSOFT.CONCAT([.C17];[.D17];[.E17])" table:style-name="ce1">
            <text:p>2023-04-13 <text:s/>09:30:00</text:p>
          </table:table-cell>
          <table:table-cell office:value-type="string" office:string-value="2023-04-13  11:00:00" table:formula="of:=COM.MICROSOFT.CONCAT([.C17];[.D17];[.F17])" table:style-name="ce1">
            <text:p>2023-04-13 <text:s/>1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4-14  09:30:00" table:formula="of:=COM.MICROSOFT.CONCAT([.C18];[.D18];[.E18])" table:style-name="ce1">
            <text:p>2023-04-14 <text:s/>09:30:00</text:p>
          </table:table-cell>
          <table:table-cell office:value-type="string" office:string-value="2023-04-14  11:00:00" table:formula="of:=COM.MICROSOFT.CONCAT([.C18];[.D18];[.F18])" table:style-name="ce1">
            <text:p>2023-04-14 <text:s/>1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0  21:30:00" table:formula="of:=COM.MICROSOFT.CONCAT([.C19];[.D19];[.E19])" table:style-name="ce1">
            <text:p>2023-04-10 <text:s/>21:30:00</text:p>
          </table:table-cell>
          <table:table-cell office:value-type="string" office:string-value="2023-04-10  22:30:00" table:formula="of:=COM.MICROSOFT.CONCAT([.C19];[.D19];[.F19])" table:style-name="ce1">
            <text:p>2023-04-1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1  21:30:00" table:formula="of:=COM.MICROSOFT.CONCAT([.C20];[.D20];[.E20])" table:style-name="ce1">
            <text:p>2023-04-11 <text:s/>21:30:00</text:p>
          </table:table-cell>
          <table:table-cell office:value-type="string" office:string-value="2023-04-11  22:30:00" table:formula="of:=COM.MICROSOFT.CONCAT([.C20];[.D20];[.F20])" table:style-name="ce1">
            <text:p>2023-04-1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4-12  20:40:00" table:formula="of:=COM.MICROSOFT.CONCAT([.C21];[.D21];[.E21])" table:style-name="ce1">
            <text:p>2023-04-12 <text:s/>20:40:00</text:p>
          </table:table-cell>
          <table:table-cell office:value-type="string" office:string-value="2023-04-12  21:30:00" table:formula="of:=COM.MICROSOFT.CONCAT([.C21];[.D21];[.F21])" table:style-name="ce1">
            <text:p>2023-04-12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4-13  20:40:00" table:formula="of:=COM.MICROSOFT.CONCAT([.C22];[.D22];[.E22])" table:style-name="ce1">
            <text:p>2023-04-13 <text:s/>20:40:00</text:p>
          </table:table-cell>
          <table:table-cell office:value-type="string" office:string-value="2023-04-13  21:30:00" table:formula="of:=COM.MICROSOFT.CONCAT([.C22];[.D22];[.F22])" table:style-name="ce1">
            <text:p>2023-04-13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4-14  20:40:00" table:formula="of:=COM.MICROSOFT.CONCAT([.C23];[.D23];[.E23])" table:style-name="ce1">
            <text:p>2023-04-14 <text:s/>20:40:00</text:p>
          </table:table-cell>
          <table:table-cell office:value-type="string" office:string-value="2023-04-14  21:30:00" table:formula="of:=COM.MICROSOFT.CONCAT([.C23];[.D23];[.F23])" table:style-name="ce1">
            <text:p>2023-04-14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0  20:00:00" table:formula="of:=COM.MICROSOFT.CONCAT([.C24];[.D24];[.E24])" table:style-name="ce1">
            <text:p>2023-04-10 <text:s/>20:00:00</text:p>
          </table:table-cell>
          <table:table-cell office:value-type="string" office:string-value="2023-04-10  21:30:00" table:formula="of:=COM.MICROSOFT.CONCAT([.C24];[.D24];[.F24])" table:style-name="ce1">
            <text:p>2023-04-10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1  20:00:00" table:formula="of:=COM.MICROSOFT.CONCAT([.C25];[.D25];[.E25])" table:style-name="ce1">
            <text:p>2023-04-11 <text:s/>20:00:00</text:p>
          </table:table-cell>
          <table:table-cell office:value-type="string" office:string-value="2023-04-11  21:30:00" table:formula="of:=COM.MICROSOFT.CONCAT([.C25];[.D25];[.F25])" table:style-name="ce1">
            <text:p>2023-04-11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2  20:00:00" table:formula="of:=COM.MICROSOFT.CONCAT([.C26];[.D26];[.E26])" table:style-name="ce1">
            <text:p>2023-04-12 <text:s/>20:00:00</text:p>
          </table:table-cell>
          <table:table-cell office:value-type="string" office:string-value="2023-04-12  21:30:00" table:formula="of:=COM.MICROSOFT.CONCAT([.C26];[.D26];[.F26])" table:style-name="ce1">
            <text:p>2023-04-12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3  20:00:00" table:formula="of:=COM.MICROSOFT.CONCAT([.C27];[.D27];[.E27])" table:style-name="ce1">
            <text:p>2023-04-13 <text:s/>20:00:00</text:p>
          </table:table-cell>
          <table:table-cell office:value-type="string" office:string-value="2023-04-13  21:30:00" table:formula="of:=COM.MICROSOFT.CONCAT([.C27];[.D27];[.F27])" table:style-name="ce1">
            <text:p>2023-04-13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4  20:00:00" table:formula="of:=COM.MICROSOFT.CONCAT([.C28];[.D28];[.E28])" table:style-name="ce1">
            <text:p>2023-04-14 <text:s/>20:00:00</text:p>
          </table:table-cell>
          <table:table-cell office:value-type="string" office:string-value="2023-04-14  21:30:00" table:formula="of:=COM.MICROSOFT.CONCAT([.C28];[.D28];[.F28])" table:style-name="ce1">
            <text:p>2023-04-14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0  21:45:00" table:formula="of:=COM.MICROSOFT.CONCAT([.C29];[.D29];[.E29])" table:style-name="ce1">
            <text:p>2023-04-10 <text:s/>21:45:00</text:p>
          </table:table-cell>
          <table:table-cell office:value-type="string" office:string-value="2023-04-10  23:00:00" table:formula="of:=COM.MICROSOFT.CONCAT([.C29];[.D29];[.F29])" table:style-name="ce1">
            <text:p>2023-04-1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1  21:45:00" table:formula="of:=COM.MICROSOFT.CONCAT([.C30];[.D30];[.E30])" table:style-name="ce1">
            <text:p>2023-04-11 <text:s/>21:45:00</text:p>
          </table:table-cell>
          <table:table-cell office:value-type="string" office:string-value="2023-04-11  23:00:00" table:formula="of:=COM.MICROSOFT.CONCAT([.C30];[.D30];[.F30])" table:style-name="ce1">
            <text:p>2023-04-1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2  21:45:00" table:formula="of:=COM.MICROSOFT.CONCAT([.C31];[.D31];[.E31])" table:style-name="ce1">
            <text:p>2023-04-12 <text:s/>21:45:00</text:p>
          </table:table-cell>
          <table:table-cell office:value-type="string" office:string-value="2023-04-12  23:00:00" table:formula="of:=COM.MICROSOFT.CONCAT([.C31];[.D31];[.F31])" table:style-name="ce1">
            <text:p>2023-04-12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3  21:45:00" table:formula="of:=COM.MICROSOFT.CONCAT([.C32];[.D32];[.E32])" table:style-name="ce1">
            <text:p>2023-04-13 <text:s/>21:45:00</text:p>
          </table:table-cell>
          <table:table-cell office:value-type="string" office:string-value="2023-04-13  23:00:00" table:formula="of:=COM.MICROSOFT.CONCAT([.C32];[.D32];[.F32])" table:style-name="ce1">
            <text:p>2023-04-13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4  21:45:00" table:formula="of:=COM.MICROSOFT.CONCAT([.C33];[.D33];[.E33])" table:style-name="ce1">
            <text:p>2023-04-14 <text:s/>21:45:00</text:p>
          </table:table-cell>
          <table:table-cell office:value-type="string" office:string-value="2023-04-14  23:00:00" table:formula="of:=COM.MICROSOFT.CONCAT([.C33];[.D33];[.F33])" table:style-name="ce1">
            <text:p>2023-04-14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0  14:30:00" table:formula="of:=COM.MICROSOFT.CONCAT([.C34];[.D34];[.E34])" table:style-name="ce1">
            <text:p>2023-04-10 <text:s/>14:30:00</text:p>
          </table:table-cell>
          <table:table-cell office:value-type="string" office:string-value="2023-04-10  20:00:00" table:formula="of:=COM.MICROSOFT.CONCAT([.C34];[.D34];[.F34])" table:style-name="ce1">
            <text:p>2023-04-1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1  14:30:00" table:formula="of:=COM.MICROSOFT.CONCAT([.C35];[.D35];[.E35])" table:style-name="ce1">
            <text:p>2023-04-11 <text:s/>14:30:00</text:p>
          </table:table-cell>
          <table:table-cell office:value-type="string" office:string-value="2023-04-11  20:00:00" table:formula="of:=COM.MICROSOFT.CONCAT([.C35];[.D35];[.F35])" table:style-name="ce1">
            <text:p>2023-04-1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2  14:30:00" table:formula="of:=COM.MICROSOFT.CONCAT([.C36];[.D36];[.E36])" table:style-name="ce1">
            <text:p>2023-04-12 <text:s/>14:30:00</text:p>
          </table:table-cell>
          <table:table-cell office:value-type="string" office:string-value="2023-04-12  20:00:00" table:formula="of:=COM.MICROSOFT.CONCAT([.C36];[.D36];[.F36])" table:style-name="ce1">
            <text:p>2023-04-12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3  14:30:00" table:formula="of:=COM.MICROSOFT.CONCAT([.C37];[.D37];[.E37])" table:style-name="ce1">
            <text:p>2023-04-13 <text:s/>14:30:00</text:p>
          </table:table-cell>
          <table:table-cell office:value-type="string" office:string-value="2023-04-13  20:00:00" table:formula="of:=COM.MICROSOFT.CONCAT([.C37];[.D37];[.F37])" table:style-name="ce1">
            <text:p>2023-04-13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4  14:30:00" table:formula="of:=COM.MICROSOFT.CONCAT([.C38];[.D38];[.E38])" table:style-name="ce1">
            <text:p>2023-04-14 <text:s/>14:30:00</text:p>
          </table:table-cell>
          <table:table-cell office:value-type="string" office:string-value="2023-04-14  20:00:00" table:formula="of:=COM.MICROSOFT.CONCAT([.C38];[.D38];[.F38])" table:style-name="ce1">
            <text:p>2023-04-14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4-10  09:00:00" table:formula="of:=COM.MICROSOFT.CONCAT([.C39];[.D39];[.E39])" table:style-name="ce1">
            <text:p>2023-04-10 <text:s/>09:00:00</text:p>
          </table:table-cell>
          <table:table-cell office:value-type="string" office:string-value="2023-04-10  12:00:00" table:formula="of:=COM.MICROSOFT.CONCAT([.C39];[.D39];[.F39])" table:style-name="ce1">
            <text:p>2023-04-10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4-11  09:00:00" table:formula="of:=COM.MICROSOFT.CONCAT([.C40];[.D40];[.E40])" table:style-name="ce1">
            <text:p>2023-04-11 <text:s/>09:00:00</text:p>
          </table:table-cell>
          <table:table-cell office:value-type="string" office:string-value="2023-04-11  12:00:00" table:formula="of:=COM.MICROSOFT.CONCAT([.C40];[.D40];[.F40])" table:style-name="ce1">
            <text:p>2023-04-11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4-12  09:00:00" table:formula="of:=COM.MICROSOFT.CONCAT([.C41];[.D41];[.E41])" table:style-name="ce1">
            <text:p>2023-04-12 <text:s/>09:00:00</text:p>
          </table:table-cell>
          <table:table-cell office:value-type="string" office:string-value="2023-04-12  12:00:00" table:formula="of:=COM.MICROSOFT.CONCAT([.C41];[.D41];[.F41])" table:style-name="ce1">
            <text:p>2023-04-12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4-13  09:00:00" table:formula="of:=COM.MICROSOFT.CONCAT([.C42];[.D42];[.E42])" table:style-name="ce1">
            <text:p>2023-04-13 <text:s/>09:00:00</text:p>
          </table:table-cell>
          <table:table-cell office:value-type="string" office:string-value="2023-04-13  12:00:00" table:formula="of:=COM.MICROSOFT.CONCAT([.C42];[.D42];[.F42])" table:style-name="ce1">
            <text:p>2023-04-13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2:00:00</text:p>
          </table:table-cell>
          <table:table-cell office:value-type="string" office:string-value="2023-04-14  09:00:00" table:formula="of:=COM.MICROSOFT.CONCAT([.C43];[.D43];[.E43])" table:style-name="ce1">
            <text:p>2023-04-14 <text:s/>09:00:00</text:p>
          </table:table-cell>
          <table:table-cell office:value-type="string" office:string-value="2023-04-14  12:00:00" table:formula="of:=COM.MICROSOFT.CONCAT([.C43];[.D43];[.F43])" table:style-name="ce1">
            <text:p>2023-04-14 <text:s/>1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15  22:00:00" table:formula="of:=COM.MICROSOFT.CONCAT([.C44];[.D44];[.E44])" table:style-name="ce1">
            <text:p>2023-04-15 <text:s/>22:00:00</text:p>
          </table:table-cell>
          <table:table-cell office:value-type="string" office:string-value="2023-04-15  23:30:00" table:formula="of:=COM.MICROSOFT.CONCAT([.C44];[.D44];[.F44])" table:style-name="ce1">
            <text:p>2023-04-15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3-04-15  19:00:00" table:formula="of:=COM.MICROSOFT.CONCAT([.C45];[.D45];[.E45])" table:style-name="ce1">
            <text:p>2023-04-15 <text:s/>19:00:00</text:p>
          </table:table-cell>
          <table:table-cell office:value-type="string" office:string-value="2023-04-15  20:30:00" table:formula="of:=COM.MICROSOFT.CONCAT([.C45];[.D45];[.F45])" table:style-name="ce1">
            <text:p>2023-04-15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4-15  22:00:00" table:formula="of:=COM.MICROSOFT.CONCAT([.C46];[.D46];[.E46])" table:style-name="ce1">
            <text:p>2023-04-15 <text:s/>22:00:00</text:p>
          </table:table-cell>
          <table:table-cell office:value-type="string" office:string-value="2023-04-15  23:59:59" table:formula="of:=COM.MICROSOFT.CONCAT([.C46];[.D46];[.F46])" table:style-name="ce1">
            <text:p>2023-04-15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23:21:00</text:p>
          </table:table-cell>
          <table:table-cell office:value-type="string" office:string-value="2023-04-15  17:00:00" table:formula="of:=COM.MICROSOFT.CONCAT([.C47];[.D47];[.E47])" table:style-name="ce1">
            <text:p>2023-04-15 <text:s/>17:00:00</text:p>
          </table:table-cell>
          <table:table-cell office:value-type="string" office:string-value="2023-04-15  23:21:00" table:formula="of:=COM.MICROSOFT.CONCAT([.C47];[.D47];[.F47])" table:style-name="ce1">
            <text:p>2023-04-15 <text:s/>23:21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MAX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23:00</text:p>
          </table:table-cell>
          <table:table-cell office:value-type="string" office:string-value="2023-04-15  17:00:00" table:formula="of:=COM.MICROSOFT.CONCAT([.C48];[.D48];[.E48])" table:style-name="ce1">
            <text:p>2023-04-15 <text:s/>17:00:00</text:p>
          </table:table-cell>
          <table:table-cell office:value-type="string" office:string-value="2023-04-15  19:23:00" table:formula="of:=COM.MICROSOFT.CONCAT([.C48];[.D48];[.F48])" table:style-name="ce1">
            <text:p>2023-04-15 <text:s/>19:23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4-15  20:00:00" table:formula="of:=COM.MICROSOFT.CONCAT([.C49];[.D49];[.E49])" table:style-name="ce1">
            <text:p>2023-04-15 <text:s/>20:00:00</text:p>
          </table:table-cell>
          <table:table-cell office:value-type="string" office:string-value="2023-04-15  22:00:00" table:formula="of:=COM.MICROSOFT.CONCAT([.C49];[.D49];[.F49])" table:style-name="ce1">
            <text:p>2023-04-15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PARAMOUNT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3:00:00</text:p>
          </table:table-cell>
          <table:table-cell office:value-type="string" office:string-value="2023-04-16  20:00:00" table:formula="of:=COM.MICROSOFT.CONCAT([.C50];[.D50];[.E50])" table:style-name="ce1">
            <text:p>2023-04-16 <text:s/>20:00:00</text:p>
          </table:table-cell>
          <table:table-cell office:value-type="string" office:string-value="2023-04-16  23:00:00" table:formula="of:=COM.MICROSOFT.CONCAT([.C50];[.D50];[.F50])" table:style-name="ce1">
            <text:p>2023-04-16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10:00</text:p>
          </table:table-cell>
          <table:table-cell office:value-type="string" office:string-value="2023-04-16  21:00:00" table:formula="of:=COM.MICROSOFT.CONCAT([.C51];[.D51];[.E51])" table:style-name="ce1">
            <text:p>2023-04-16 <text:s/>21:00:00</text:p>
          </table:table-cell>
          <table:table-cell office:value-type="string" office:string-value="2023-04-16  23:10:00" table:formula="of:=COM.MICROSOFT.CONCAT([.C51];[.D51];[.F51])" table:style-name="ce1">
            <text:p>2023-04-16 <text:s/>23:1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4-16  17:20:00" table:formula="of:=COM.MICROSOFT.CONCAT([.C52];[.D52];[.E52])" table:style-name="ce1">
            <text:p>2023-04-16 <text:s/>17:20:00</text:p>
          </table:table-cell>
          <table:table-cell office:value-type="string" office:string-value="2023-04-16  19:00:00" table:formula="of:=COM.MICROSOFT.CONCAT([.C52];[.D52];[.F52])" table:style-name="ce1">
            <text:p>2023-04-16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4-16  20:00:00" table:formula="of:=COM.MICROSOFT.CONCAT([.C53];[.D53];[.E53])" table:style-name="ce1">
            <text:p>2023-04-16 <text:s/>20:00:00</text:p>
          </table:table-cell>
          <table:table-cell office:value-type="string" office:string-value="2023-04-16  22:00:00" table:formula="of:=COM.MICROSOFT.CONCAT([.C53];[.D53];[.F53])" table:style-name="ce1">
            <text:p>2023-04-16 <text:s/>22:00:00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4];[.D54];[.E54])" table:style-name="ce1">
            <text:p><text:s text:c="2"/></text:p>
          </table:table-cell>
          <table:table-cell office:value-type="string" office:string-value="  " table:formula="of:=COM.MICROSOFT.CONCAT([.C54];[.D54];[.F5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5];[.D55];[.E55])" table:style-name="ce1">
            <text:p><text:s text:c="2"/></text:p>
          </table:table-cell>
          <table:table-cell office:value-type="string" office:string-value="  " table:formula="of:=COM.MICROSOFT.CONCAT([.C55];[.D55];[.F5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8  14:00:00" table:formula="of:=COM.MICROSOFT.CONCAT([.C56];[.D56];[.E56])" table:style-name="ce1">
            <text:p>2023-04-18 <text:s/>14:00:00</text:p>
          </table:table-cell>
          <table:table-cell office:value-type="string" office:string-value="2023-04-18  16:00:00" table:formula="of:=COM.MICROSOFT.CONCAT([.C56];[.D56];[.F56])" table:style-name="ce1">
            <text:p>2023-04-18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text:s/>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8  14:00:00" table:formula="of:=COM.MICROSOFT.CONCAT([.C57];[.D57];[.E57])" table:style-name="ce1">
            <text:p>2023-04-18 <text:s/>14:00:00</text:p>
          </table:table-cell>
          <table:table-cell office:value-type="string" office:string-value="2023-04-18  16:00:00" table:formula="of:=COM.MICROSOFT.CONCAT([.C57];[.D57];[.F57])" table:style-name="ce1">
            <text:p>2023-04-18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9  14:00:00" table:formula="of:=COM.MICROSOFT.CONCAT([.C58];[.D58];[.E58])" table:style-name="ce1">
            <text:p>2023-04-19 <text:s/>14:00:00</text:p>
          </table:table-cell>
          <table:table-cell office:value-type="string" office:string-value="2023-04-19  16:00:00" table:formula="of:=COM.MICROSOFT.CONCAT([.C58];[.D58];[.F58])" table:style-name="ce1">
            <text:p>2023-04-19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19  14:00:00" table:formula="of:=COM.MICROSOFT.CONCAT([.C59];[.D59];[.E59])" table:style-name="ce1">
            <text:p>2023-04-19 <text:s/>14:00:00</text:p>
          </table:table-cell>
          <table:table-cell office:value-type="string" office:string-value="2023-04-19  16:00:00" table:formula="of:=COM.MICROSOFT.CONCAT([.C59];[.D59];[.F59])" table:style-name="ce1">
            <text:p>2023-04-19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4-19  19:00:00" table:formula="of:=COM.MICROSOFT.CONCAT([.C60];[.D60];[.E60])" table:style-name="ce1">
            <text:p>2023-04-19 <text:s/>19:00:00</text:p>
          </table:table-cell>
          <table:table-cell office:value-type="string" office:string-value="2023-04-19  21:00:00" table:formula="of:=COM.MICROSOFT.CONCAT([.C60];[.D60];[.F60])" table:style-name="ce1">
            <text:p>2023-04-19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4-20  21:00:00" table:formula="of:=COM.MICROSOFT.CONCAT([.C61];[.D61];[.E61])" table:style-name="ce1">
            <text:p>2023-04-20 <text:s/>21:00:00</text:p>
          </table:table-cell>
          <table:table-cell office:value-type="string" office:string-value="2023-04-20  23:00:00" table:formula="of:=COM.MICROSOFT.CONCAT([.C61];[.D61];[.F61])" table:style-name="ce1">
            <text:p>2023-04-2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text:s/>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20  14:00:00" table:formula="of:=COM.MICROSOFT.CONCAT([.C62];[.D62];[.E62])" table:style-name="ce1">
            <text:p>2023-04-20 <text:s/>14:00:00</text:p>
          </table:table-cell>
          <table:table-cell office:value-type="string" office:string-value="2023-04-20  16:00:00" table:formula="of:=COM.MICROSOFT.CONCAT([.C62];[.D62];[.F62])" table:style-name="ce1">
            <text:p>2023-04-20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20  14:00:00" table:formula="of:=COM.MICROSOFT.CONCAT([.C63];[.D63];[.E63])" table:style-name="ce1">
            <text:p>2023-04-20 <text:s/>14:00:00</text:p>
          </table:table-cell>
          <table:table-cell office:value-type="string" office:string-value="2023-04-20  16:00:00" table:formula="of:=COM.MICROSOFT.CONCAT([.C63];[.D63];[.F63])" table:style-name="ce1">
            <text:p>2023-04-20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4<text:s/>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4-20  19:00:00" table:formula="of:=COM.MICROSOFT.CONCAT([.C64];[.D64];[.E64])" table:style-name="ce1">
            <text:p>2023-04-20 <text:s/>19:00:00</text:p>
          </table:table-cell>
          <table:table-cell office:value-type="string" office:string-value="2023-04-20  21:00:00" table:formula="of:=COM.MICROSOFT.CONCAT([.C64];[.D64];[.F64])" table:style-name="ce1">
            <text:p>2023-04-20 <text:s/>2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2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4-22  09:00:00" table:formula="of:=COM.MICROSOFT.CONCAT([.C65];[.D65];[.E65])" table:style-name="ce1">
            <text:p>2023-04-22 <text:s/>09:00:00</text:p>
          </table:table-cell>
          <table:table-cell office:value-type="string" office:string-value="2023-04-22  11:00:00" table:formula="of:=COM.MICROSOFT.CONCAT([.C65];[.D65];[.F65])" table:style-name="ce1">
            <text:p>2023-04-22 <text:s/>11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45:00</text:p>
          </table:table-cell>
          <table:table-cell office:value-type="string" table:style-name="ce2">
            <text:p>12:45:00</text:p>
          </table:table-cell>
          <table:table-cell office:value-type="string" office:string-value="2023-04-22  10:45:00" table:formula="of:=COM.MICROSOFT.CONCAT([.C66];[.D66];[.E66])" table:style-name="ce1">
            <text:p>2023-04-22 <text:s/>10:45:00</text:p>
          </table:table-cell>
          <table:table-cell office:value-type="string" office:string-value="2023-04-22  12:45:00" table:formula="of:=COM.MICROSOFT.CONCAT([.C66];[.D66];[.F66])" table:style-name="ce1">
            <text:p>2023-04-22 <text:s/>12:4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6:30:00</text:p>
          </table:table-cell>
          <table:table-cell office:value-type="string" table:style-name="ce2">
            <text:p>08:30:00</text:p>
          </table:table-cell>
          <table:table-cell office:value-type="string" office:string-value="2023-04-22  06:30:00" table:formula="of:=COM.MICROSOFT.CONCAT([.C67];[.D67];[.E67])" table:style-name="ce1">
            <text:p>2023-04-22 <text:s/>06:30:00</text:p>
          </table:table-cell>
          <table:table-cell office:value-type="string" office:string-value="2023-04-22  08:30:00" table:formula="of:=COM.MICROSOFT.CONCAT([.C67];[.D67];[.F67])" table:style-name="ce1">
            <text:p>2023-04-22 <text:s/>08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4-22  14:00:00" table:formula="of:=COM.MICROSOFT.CONCAT([.C68];[.D68];[.E68])" table:style-name="ce1">
            <text:p>2023-04-22 <text:s/>14:00:00</text:p>
          </table:table-cell>
          <table:table-cell office:value-type="string" office:string-value="2023-04-22  16:00:00" table:formula="of:=COM.MICROSOFT.CONCAT([.C68];[.D68];[.F68])" table:style-name="ce1">
            <text:p>2023-04-22 <text:s/>16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30:00</text:p>
          </table:table-cell>
          <table:table-cell office:value-type="string" table:style-name="ce2">
            <text:p>12:30:00</text:p>
          </table:table-cell>
          <table:table-cell office:value-type="string" office:string-value="2023-04-23  10:30:00" table:formula="of:=COM.MICROSOFT.CONCAT([.C69];[.D69];[.E69])" table:style-name="ce1">
            <text:p>2023-04-23 <text:s/>10:30:00</text:p>
          </table:table-cell>
          <table:table-cell office:value-type="string" office:string-value="2023-04-23  12:30:00" table:formula="of:=COM.MICROSOFT.CONCAT([.C69];[.D69];[.F69])" table:style-name="ce1">
            <text:p>2023-04-23 <text:s/>1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8:00:00</text:p>
          </table:table-cell>
          <table:table-cell office:value-type="string" table:style-name="ce2">
            <text:p>10:00:00</text:p>
          </table:table-cell>
          <table:table-cell office:value-type="string" office:string-value="2023-04-23  08:00:00" table:formula="of:=COM.MICROSOFT.CONCAT([.C70];[.D70];[.E70])" table:style-name="ce1">
            <text:p>2023-04-23 <text:s/>08:00:00</text:p>
          </table:table-cell>
          <table:table-cell office:value-type="string" office:string-value="2023-04-23  10:00:00" table:formula="of:=COM.MICROSOFT.CONCAT([.C70];[.D70];[.F70])" table:style-name="ce1">
            <text:p>2023-04-23 <text:s/>1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 DEPORTES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4-23  17:00:00" table:formula="of:=COM.MICROSOFT.CONCAT([.C71];[.D71];[.E71])" table:style-name="ce1">
            <text:p>2023-04-23 <text:s/>17:00:00</text:p>
          </table:table-cell>
          <table:table-cell office:value-type="string" office:string-value="2023-04-23  19:00:00" table:formula="of:=COM.MICROSOFT.CONCAT([.C71];[.D71];[.F71])" table:style-name="ce1">
            <text:p>2023-04-23 <text:s/>19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17  05:00:00" table:formula="of:=COM.MICROSOFT.CONCAT([.C72];[.D72];[.E72])" table:style-name="ce1">
            <text:p>2023-04-17 <text:s/>05:00:00</text:p>
          </table:table-cell>
          <table:table-cell office:value-type="string" office:string-value="2023-04-17  09:30:00" table:formula="of:=COM.MICROSOFT.CONCAT([.C72];[.D72];[.F72])" table:style-name="ce1">
            <text:p>2023-04-17 <text:s/>09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7  21:30:00" table:formula="of:=COM.MICROSOFT.CONCAT([.C73];[.D73];[.E73])" table:style-name="ce1">
            <text:p>2023-04-17 <text:s/>21:30:00</text:p>
          </table:table-cell>
          <table:table-cell office:value-type="string" office:string-value="2023-04-17  22:30:00" table:formula="of:=COM.MICROSOFT.CONCAT([.C73];[.D73];[.F73])" table:style-name="ce1">
            <text:p>2023-04-17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8  21:30:00" table:formula="of:=COM.MICROSOFT.CONCAT([.C74];[.D74];[.E74])" table:style-name="ce1">
            <text:p>2023-04-18 <text:s/>21:30:00</text:p>
          </table:table-cell>
          <table:table-cell office:value-type="string" office:string-value="2023-04-18  22:30:00" table:formula="of:=COM.MICROSOFT.CONCAT([.C74];[.D74];[.F74])" table:style-name="ce1">
            <text:p>2023-04-18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9  21:30:00" table:formula="of:=COM.MICROSOFT.CONCAT([.C75];[.D75];[.E75])" table:style-name="ce1">
            <text:p>2023-04-19 <text:s/>21:30:00</text:p>
          </table:table-cell>
          <table:table-cell office:value-type="string" office:string-value="2023-04-19  22:30:00" table:formula="of:=COM.MICROSOFT.CONCAT([.C75];[.D75];[.F75])" table:style-name="ce1">
            <text:p>2023-04-19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20  21:30:00" table:formula="of:=COM.MICROSOFT.CONCAT([.C76];[.D76];[.E76])" table:style-name="ce1">
            <text:p>2023-04-20 <text:s/>21:30:00</text:p>
          </table:table-cell>
          <table:table-cell office:value-type="string" office:string-value="2023-04-20  22:30:00" table:formula="of:=COM.MICROSOFT.CONCAT([.C76];[.D76];[.F76])" table:style-name="ce1">
            <text:p>2023-04-20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21  21:30:00" table:formula="of:=COM.MICROSOFT.CONCAT([.C77];[.D77];[.E77])" table:style-name="ce1">
            <text:p>2023-04-21 <text:s/>21:30:00</text:p>
          </table:table-cell>
          <table:table-cell office:value-type="string" office:string-value="2023-04-21  22:30:00" table:formula="of:=COM.MICROSOFT.CONCAT([.C77];[.D77];[.F77])" table:style-name="ce1">
            <text:p>2023-04-21 <text:s/>22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7  20:00:00" table:formula="of:=COM.MICROSOFT.CONCAT([.C78];[.D78];[.E78])" table:style-name="ce1">
            <text:p>2023-04-17 <text:s/>20:00:00</text:p>
          </table:table-cell>
          <table:table-cell office:value-type="string" office:string-value="2023-04-17  21:30:00" table:formula="of:=COM.MICROSOFT.CONCAT([.C78];[.D78];[.F78])" table:style-name="ce1">
            <text:p>2023-04-17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8  20:00:00" table:formula="of:=COM.MICROSOFT.CONCAT([.C79];[.D79];[.E79])" table:style-name="ce1">
            <text:p>2023-04-18 <text:s/>20:00:00</text:p>
          </table:table-cell>
          <table:table-cell office:value-type="string" office:string-value="2023-04-18  21:30:00" table:formula="of:=COM.MICROSOFT.CONCAT([.C79];[.D79];[.F79])" table:style-name="ce1">
            <text:p>2023-04-18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19  20:00:00" table:formula="of:=COM.MICROSOFT.CONCAT([.C80];[.D80];[.E80])" table:style-name="ce1">
            <text:p>2023-04-19 <text:s/>20:00:00</text:p>
          </table:table-cell>
          <table:table-cell office:value-type="string" office:string-value="2023-04-19  21:30:00" table:formula="of:=COM.MICROSOFT.CONCAT([.C80];[.D80];[.F80])" table:style-name="ce1">
            <text:p>2023-04-19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20  20:00:00" table:formula="of:=COM.MICROSOFT.CONCAT([.C81];[.D81];[.E81])" table:style-name="ce1">
            <text:p>2023-04-20 <text:s/>20:00:00</text:p>
          </table:table-cell>
          <table:table-cell office:value-type="string" office:string-value="2023-04-20  21:30:00" table:formula="of:=COM.MICROSOFT.CONCAT([.C81];[.D81];[.F81])" table:style-name="ce1">
            <text:p>2023-04-20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4-21  20:00:00" table:formula="of:=COM.MICROSOFT.CONCAT([.C82];[.D82];[.E82])" table:style-name="ce1">
            <text:p>2023-04-21 <text:s/>20:00:00</text:p>
          </table:table-cell>
          <table:table-cell office:value-type="string" office:string-value="2023-04-21  21:30:00" table:formula="of:=COM.MICROSOFT.CONCAT([.C82];[.D82];[.F82])" table:style-name="ce1">
            <text:p>2023-04-21 <text:s/>21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7  21:45:00" table:formula="of:=COM.MICROSOFT.CONCAT([.C83];[.D83];[.E83])" table:style-name="ce1">
            <text:p>2023-04-17 <text:s/>21:45:00</text:p>
          </table:table-cell>
          <table:table-cell office:value-type="string" office:string-value="2023-04-17  23:00:00" table:formula="of:=COM.MICROSOFT.CONCAT([.C83];[.D83];[.F83])" table:style-name="ce1">
            <text:p>2023-04-17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8  21:45:00" table:formula="of:=COM.MICROSOFT.CONCAT([.C84];[.D84];[.E84])" table:style-name="ce1">
            <text:p>2023-04-18 <text:s/>21:45:00</text:p>
          </table:table-cell>
          <table:table-cell office:value-type="string" office:string-value="2023-04-18  23:00:00" table:formula="of:=COM.MICROSOFT.CONCAT([.C84];[.D84];[.F84])" table:style-name="ce1">
            <text:p>2023-04-18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9  21:45:00" table:formula="of:=COM.MICROSOFT.CONCAT([.C85];[.D85];[.E85])" table:style-name="ce1">
            <text:p>2023-04-19 <text:s/>21:45:00</text:p>
          </table:table-cell>
          <table:table-cell office:value-type="string" office:string-value="2023-04-19  23:00:00" table:formula="of:=COM.MICROSOFT.CONCAT([.C85];[.D85];[.F85])" table:style-name="ce1">
            <text:p>2023-04-19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20  21:45:00" table:formula="of:=COM.MICROSOFT.CONCAT([.C86];[.D86];[.E86])" table:style-name="ce1">
            <text:p>2023-04-20 <text:s/>21:45:00</text:p>
          </table:table-cell>
          <table:table-cell office:value-type="string" office:string-value="2023-04-20  23:00:00" table:formula="of:=COM.MICROSOFT.CONCAT([.C86];[.D86];[.F86])" table:style-name="ce1">
            <text:p>2023-04-20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21  21:45:00" table:formula="of:=COM.MICROSOFT.CONCAT([.C87];[.D87];[.E87])" table:style-name="ce1">
            <text:p>2023-04-21 <text:s/>21:45:00</text:p>
          </table:table-cell>
          <table:table-cell office:value-type="string" office:string-value="2023-04-21  23:00:00" table:formula="of:=COM.MICROSOFT.CONCAT([.C87];[.D87];[.F87])" table:style-name="ce1">
            <text:p>2023-04-21 <text:s/>23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7  14:30:00" table:formula="of:=COM.MICROSOFT.CONCAT([.C88];[.D88];[.E88])" table:style-name="ce1">
            <text:p>2023-04-17 <text:s/>14:30:00</text:p>
          </table:table-cell>
          <table:table-cell office:value-type="string" office:string-value="2023-04-17  20:00:00" table:formula="of:=COM.MICROSOFT.CONCAT([.C88];[.D88];[.F88])" table:style-name="ce1">
            <text:p>2023-04-17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8  14:30:00" table:formula="of:=COM.MICROSOFT.CONCAT([.C89];[.D89];[.E89])" table:style-name="ce1">
            <text:p>2023-04-18 <text:s/>14:30:00</text:p>
          </table:table-cell>
          <table:table-cell office:value-type="string" office:string-value="2023-04-18  20:00:00" table:formula="of:=COM.MICROSOFT.CONCAT([.C89];[.D89];[.F89])" table:style-name="ce1">
            <text:p>2023-04-18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19  14:30:00" table:formula="of:=COM.MICROSOFT.CONCAT([.C90];[.D90];[.E90])" table:style-name="ce1">
            <text:p>2023-04-19 <text:s/>14:30:00</text:p>
          </table:table-cell>
          <table:table-cell office:value-type="string" office:string-value="2023-04-19  20:00:00" table:formula="of:=COM.MICROSOFT.CONCAT([.C90];[.D90];[.F90])" table:style-name="ce1">
            <text:p>2023-04-19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20  14:30:00" table:formula="of:=COM.MICROSOFT.CONCAT([.C91];[.D91];[.E91])" table:style-name="ce1">
            <text:p>2023-04-20 <text:s/>14:30:00</text:p>
          </table:table-cell>
          <table:table-cell office:value-type="string" office:string-value="2023-04-20  20:00:00" table:formula="of:=COM.MICROSOFT.CONCAT([.C91];[.D91];[.F91])" table:style-name="ce1">
            <text:p>2023-04-20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30:00</text:p>
          </table:table-cell>
          <table:table-cell office:value-type="string" table:style-name="ce2">
            <text:p>20:00:00</text:p>
          </table:table-cell>
          <table:table-cell office:value-type="string" office:string-value="2023-04-21  14:30:00" table:formula="of:=COM.MICROSOFT.CONCAT([.C92];[.D92];[.E92])" table:style-name="ce1">
            <text:p>2023-04-21 <text:s/>14:30:00</text:p>
          </table:table-cell>
          <table:table-cell office:value-type="string" office:string-value="2023-04-21  20:00:00" table:formula="of:=COM.MICROSOFT.CONCAT([.C92];[.D92];[.F92])" table:style-name="ce1">
            <text:p>2023-04-21 <text:s/>20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4-17  13:30:00" table:formula="of:=COM.MICROSOFT.CONCAT([.C93];[.D93];[.E93])" table:style-name="ce1">
            <text:p>2023-04-17 <text:s/>13:30:00</text:p>
          </table:table-cell>
          <table:table-cell office:value-type="string" office:string-value="2023-04-17  15:00:00" table:formula="of:=COM.MICROSOFT.CONCAT([.C93];[.D93];[.F93])" table:style-name="ce1">
            <text:p>2023-04-17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4-18  13:30:00" table:formula="of:=COM.MICROSOFT.CONCAT([.C94];[.D94];[.E94])" table:style-name="ce1">
            <text:p>2023-04-18 <text:s/>13:30:00</text:p>
          </table:table-cell>
          <table:table-cell office:value-type="string" office:string-value="2023-04-18  15:00:00" table:formula="of:=COM.MICROSOFT.CONCAT([.C94];[.D94];[.F94])" table:style-name="ce1">
            <text:p>2023-04-18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4-19  13:30:00" table:formula="of:=COM.MICROSOFT.CONCAT([.C95];[.D95];[.E95])" table:style-name="ce1">
            <text:p>2023-04-19 <text:s/>13:30:00</text:p>
          </table:table-cell>
          <table:table-cell office:value-type="string" office:string-value="2023-04-19  15:00:00" table:formula="of:=COM.MICROSOFT.CONCAT([.C95];[.D95];[.F95])" table:style-name="ce1">
            <text:p>2023-04-19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4-20  13:30:00" table:formula="of:=COM.MICROSOFT.CONCAT([.C96];[.D96];[.E96])" table:style-name="ce1">
            <text:p>2023-04-20 <text:s/>13:30:00</text:p>
          </table:table-cell>
          <table:table-cell office:value-type="string" office:string-value="2023-04-20  15:00:00" table:formula="of:=COM.MICROSOFT.CONCAT([.C96];[.D96];[.F96])" table:style-name="ce1">
            <text:p>2023-04-20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4-21  13:30:00" table:formula="of:=COM.MICROSOFT.CONCAT([.C97];[.D97];[.E97])" table:style-name="ce1">
            <text:p>2023-04-21 <text:s/>13:30:00</text:p>
          </table:table-cell>
          <table:table-cell office:value-type="string" office:string-value="2023-04-21  15:00:00" table:formula="of:=COM.MICROSOFT.CONCAT([.C97];[.D97];[.F97])" table:style-name="ce1">
            <text:p>2023-04-21 <text:s/>15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22  22:00:00" table:formula="of:=COM.MICROSOFT.CONCAT([.C98];[.D98];[.E98])" table:style-name="ce1">
            <text:p>2023-04-22 <text:s/>22:00:00</text:p>
          </table:table-cell>
          <table:table-cell office:value-type="string" office:string-value="2023-04-22  23:30:00" table:formula="of:=COM.MICROSOFT.CONCAT([.C98];[.D98];[.F98])" table:style-name="ce1">
            <text:p>2023-04-22 <text:s/>23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59</text:p>
          </table:table-cell>
          <table:table-cell office:value-type="string" office:string-value="2023-04-22  22:00:00" table:formula="of:=COM.MICROSOFT.CONCAT([.C99];[.D99];[.E99])" table:style-name="ce1">
            <text:p>2023-04-22 <text:s/>22:00:00</text:p>
          </table:table-cell>
          <table:table-cell office:value-type="string" office:string-value="2023-04-22  23:59:59" table:formula="of:=COM.MICROSOFT.CONCAT([.C99];[.D99];[.F99])" table:style-name="ce1">
            <text:p>2023-04-22 <text:s/>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TV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30:00</text:p>
          </table:table-cell>
          <table:table-cell office:value-type="string" office:string-value="2023-04-22  19:00:00" table:formula="of:=COM.MICROSOFT.CONCAT([.C100];[.D100];[.E100])" table:style-name="ce1">
            <text:p>2023-04-22 <text:s/>19:00:00</text:p>
          </table:table-cell>
          <table:table-cell office:value-type="string" office:string-value="2023-04-22  20:30:00" table:formula="of:=COM.MICROSOFT.CONCAT([.C100];[.D100];[.F100])" table:style-name="ce1">
            <text:p>2023-04-22 <text:s/>20:3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MC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5:00</text:p>
          </table:table-cell>
          <table:table-cell office:value-type="string" table:style-name="ce2">
            <text:p>23:55:00</text:p>
          </table:table-cell>
          <table:table-cell office:value-type="string" office:string-value="2023-04-22  21:35:00" table:formula="of:=COM.MICROSOFT.CONCAT([.C101];[.D101];[.E101])" table:style-name="ce1">
            <text:p>2023-04-22 <text:s/>21:35:00</text:p>
          </table:table-cell>
          <table:table-cell office:value-type="string" office:string-value="2023-04-22  23:55:00" table:formula="of:=COM.MICROSOFT.CONCAT([.C101];[.D101];[.F101])" table:style-name="ce1">
            <text:p>2023-04-22 <text:s/>23:55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TAR CHANNEL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10:00</text:p>
          </table:table-cell>
          <table:table-cell office:value-type="string" table:style-name="ce2">
            <text:p>22:00:00</text:p>
          </table:table-cell>
          <table:table-cell office:value-type="string" office:string-value="2023-04-22  20:10:00" table:formula="of:=COM.MICROSOFT.CONCAT([.C102];[.D102];[.E102])" table:style-name="ce1">
            <text:p>2023-04-22 <text:s/>20:10:00</text:p>
          </table:table-cell>
          <table:table-cell office:value-type="string" office:string-value="2023-04-22  22:00:00" table:formula="of:=COM.MICROSOFT.CONCAT([.C102];[.D102];[.F102])" table:style-name="ce1">
            <text:p>2023-04-22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4-2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7:00</text:p>
          </table:table-cell>
          <table:table-cell office:value-type="string" table:style-name="ce2">
            <text:p>22:00:00</text:p>
          </table:table-cell>
          <table:table-cell office:value-type="string" office:string-value="2023-04-22  19:37:00" table:formula="of:=COM.MICROSOFT.CONCAT([.C103];[.D103];[.E103])" table:style-name="ce1">
            <text:p>2023-04-22 <text:s/>19:37:00</text:p>
          </table:table-cell>
          <table:table-cell office:value-type="string" office:string-value="2023-04-22  22:00:00" table:formula="of:=COM.MICROSOFT.CONCAT([.C103];[.D103];[.F103])" table:style-name="ce1">
            <text:p>2023-04-22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PACE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29:00</text:p>
          </table:table-cell>
          <table:table-cell office:value-type="string" office:string-value="2023-04-23  21:00:00" table:formula="of:=COM.MICROSOFT.CONCAT([.C104];[.D104];[.E104])" table:style-name="ce1">
            <text:p>2023-04-23 <text:s/>21:00:00</text:p>
          </table:table-cell>
          <table:table-cell office:value-type="string" office:string-value="2023-04-23  23:29:00" table:formula="of:=COM.MICROSOFT.CONCAT([.C104];[.D104];[.F104])" table:style-name="ce1">
            <text:p>2023-04-23 <text:s/>23:29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INECANAL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42:00</text:p>
          </table:table-cell>
          <table:table-cell office:value-type="string" office:string-value="2023-04-23  16:30:00" table:formula="of:=COM.MICROSOFT.CONCAT([.C105];[.D105];[.E105])" table:style-name="ce1">
            <text:p>2023-04-23 <text:s/>16:30:00</text:p>
          </table:table-cell>
          <table:table-cell office:value-type="string" office:string-value="2023-04-23  18:42:00" table:formula="of:=COM.MICROSOFT.CONCAT([.C105];[.D105];[.F105])" table:style-name="ce1">
            <text:p>2023-04-23 <text:s/>18:42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NER CHANNEL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56:00</text:p>
          </table:table-cell>
          <table:table-cell office:value-type="string" table:style-name="ce2">
            <text:p>22:00:00</text:p>
          </table:table-cell>
          <table:table-cell office:value-type="string" office:string-value="2023-04-23  19:56:00" table:formula="of:=COM.MICROSOFT.CONCAT([.C106];[.D106];[.E106])" table:style-name="ce1">
            <text:p>2023-04-23 <text:s/>19:56:00</text:p>
          </table:table-cell>
          <table:table-cell office:value-type="string" office:string-value="2023-04-23  22:00:00" table:formula="of:=COM.MICROSOFT.CONCAT([.C106];[.D106];[.F106])" table:style-name="ce1">
            <text:p>2023-04-23 <text:s/>22:00: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ATINA HD</text:p>
          </table:table-cell>
          <table:table-cell office:value-type="string" table:style-name="ce2">
            <text:p>2023-04-2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4-23  20:00:00" table:formula="of:=COM.MICROSOFT.CONCAT([.C107];[.D107];[.E107])" table:style-name="ce1">
            <text:p>2023-04-23 <text:s/>20:00:00</text:p>
          </table:table-cell>
          <table:table-cell office:value-type="string" office:string-value="2023-04-23  22:00:00" table:formula="of:=COM.MICROSOFT.CONCAT([.C107];[.D107];[.F107])" table:style-name="ce1">
            <text:p>2023-04-23 <text:s/>22:00:00</text:p>
          </table:table-cell>
          <table:table-cell table:number-columns-repeated="16376"/>
        </table:table-row>
        <table:table-row table:number-rows-repeated="1048469" table:style-name="ro1">
          <table:table-cell table:number-columns-repeated="16384"/>
        </table:table-row>
      </table:table>
      <table:table table:name="Hoja3" table:style-name="ta1">
        <table:table-column table:style-name="co13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3">
            <text:p>América Cinescape 11 am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1:00:00</text:p>
          </table:table-cell>
          <table:table-cell office:value-type="string" table:style-name="ce4">
            <text:p>13:00:00</text:p>
          </table:table-cell>
          <table:table-cell office:value-type="string" table:style-name="ce4">
            <text:p>2021-09-11 11:00:00</text:p>
          </table:table-cell>
          <table:table-cell office:value-type="string" table:style-name="ce4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El reventonazo de la Chola 7 pm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1 19:00:00</text:p>
          </table:table-cell>
          <table:table-cell office:value-type="string" table:style-name="ce4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TV JB en ATV 8:00 p.m.</text:p>
          </table:table-cell>
          <table:table-cell office:value-type="string" table:style-name="ce3">
            <text:p>ATV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00:00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021-09-11 20:00:00</text:p>
          </table:table-cell>
          <table:table-cell office:value-type="string" table:style-name="ce4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Reinas del Show 9:00 p.m.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1 21:00:00</text:p>
          </table:table-cell>
          <table:table-cell office:value-type="string" table:style-name="ce4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tina HD La Voz Senior 8:30pm</text:p>
          </table:table-cell>
          <table:table-cell office:value-type="string" table:style-name="ce3">
            <text:p>LATINA HD</text:p>
          </table:table-cell>
          <table:table-cell office:value-type="string" table:style-name="ce4">
            <text:p>2021-09-11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1 20:30:00</text:p>
          </table:table-cell>
          <table:table-cell office:value-type="string" table:style-name="ce4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mérica TV Mi mamá cocina mejor que la tuya5:30 p.m.</text:p>
          </table:table-cell>
          <table:table-cell office:value-type="string" table:style-name="ce3">
            <text:p>AMERICA TELEVISION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17:30:00</text:p>
          </table:table-cell>
          <table:table-cell office:value-type="string" table:style-name="ce4">
            <text:p>19:30:00</text:p>
          </table:table-cell>
          <table:table-cell office:value-type="string" table:style-name="ce4">
            <text:p>2021-09-12 17:30:00</text:p>
          </table:table-cell>
          <table:table-cell office:value-type="string" table:style-name="ce4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deportes El fuera de Lista 8:30 p.m.</text:p>
          </table:table-cell>
          <table:table-cell office:value-type="string" table:style-name="ce3">
            <text:p>M DEPORTE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2 20:30:00</text:p>
          </table:table-cell>
          <table:table-cell office:value-type="string" table:style-name="ce4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TV Nunca Más 8:30 p.m.</text:p>
          </table:table-cell>
          <table:table-cell office:value-type="string" table:style-name="ce3">
            <text:p>ATV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0:30:00</text:p>
          </table:table-cell>
          <table:table-cell office:value-type="string" table:style-name="ce4">
            <text:p>22:30:00</text:p>
          </table:table-cell>
          <table:table-cell office:value-type="string" table:style-name="ce4">
            <text:p>2021-09-12 20:30:00</text:p>
          </table:table-cell>
          <table:table-cell office:value-type="string" table:style-name="ce4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plus Jamás Perfectas 9:00 p.m.</text:p>
          </table:table-cell>
          <table:table-cell office:value-type="string" table:style-name="ce3">
            <text:p>M PLU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00:00</text:p>
          </table:table-cell>
          <table:table-cell office:value-type="string" table:style-name="ce4">
            <text:p>2021-09-12 21:00:00</text:p>
          </table:table-cell>
          <table:table-cell office:value-type="string" table:style-name="ce4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deportes Después de Todo 10:00 p.m.</text:p>
          </table:table-cell>
          <table:table-cell office:value-type="string" table:style-name="ce3">
            <text:p>M DEPORTES HD</text:p>
          </table:table-cell>
          <table:table-cell office:value-type="string" table:style-name="ce4">
            <text:p>2021-09-12</text:p>
          </table:table-cell>
          <table:table-cell office:value-type="string" table:style-name="ce3">
            <text:p><text:s/>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3:59:59</text:p>
          </table:table-cell>
          <table:table-cell office:value-type="string" table:style-name="ce4">
            <text:p>2021-09-12 22:00:00</text:p>
          </table:table-cell>
          <table:table-cell office:value-type="string" table:style-name="ce4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4-25T13:40:13Z</dc:date>
    <meta:editing-cycles>40</meta:editing-cycles>
    <meta:editing-duration>PT44355S</meta:editing-duration>
  </office:meta>
</office:document-meta>
</file>